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09b" officeooo:paragraph-rsid="001ac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TECH SVILUPPATORE BI MICROSOF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9:39:00.554127562</meta:creation-date>
    <dc:date>2016-11-28T19:46:13.463372379</dc:date>
    <meta:editing-duration>PT7M12S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9"/>
    <meta:generator>LibreOffice/5.0.3.2$Linux_X86_64 LibreOffice_project/00m0$Build-2</meta:generator>
  </office:meta>
</office:document-meta>
</file>